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8000003796DBE3AFFCEA05A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64cm, 0cm, 7.47cm)" draw:image-opacity="100%" style:mirror="none"/>
    </style:style>
    <style:style style:name="gr2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-color="#00a933" draw:opacity="100%" draw:textarea-horizontal-align="justify" draw:textarea-vertical-align="middle" draw:auto-grow-height="false" fo:min-height="1.867cm" fo:min-width="0.008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64cm, 0cm, 7.47cm)" draw:image-opacity="50%" style:mirror="none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0.285cm" fo:min-width="1.954cm"/>
    </style:style>
    <style:style style:name="gr6" style:family="graphic" style:parent-style-name="standard">
      <style:graphic-properties svg:stroke-color="#000000" draw:fill-color="#cccccc" draw:opacity="100%" draw:textarea-horizontal-align="justify" draw:textarea-vertical-align="middle" draw:auto-grow-height="false" fo:min-height="0.074cm" fo:min-width="1.07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1.049cm" fo:min-width="0.008cm"/>
    </style:style>
    <style:style style:name="gr8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.385cm" fo:min-width="0.785cm"/>
    </style:style>
    <style:style style:name="gr11" style:family="graphic" style:parent-style-name="standard">
      <style:graphic-properties draw:stroke="none" draw:fill-color="#ff3333" draw:opacity="50%" draw:textarea-horizontal-align="justify" draw:textarea-vertical-align="middle" draw:auto-grow-height="false" fo:min-height="0.004cm" fo:min-width="0.143cm"/>
    </style:style>
    <style:style style:name="gr12" style:family="graphic" style:parent-style-name="objectwithoutfill">
      <style:graphic-properties svg:stroke-width="0.081cm" svg:stroke-color="#ffbf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06cm" svg:stroke-color="#80808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-color="#808080"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9" style:family="graphic" style:parent-style-name="standard">
      <style:graphic-properties svg:stroke-color="#000000" draw:fill-color="#81d41a" draw:textarea-horizontal-align="justify" draw:textarea-vertical-align="middle" draw:auto-grow-height="false" fo:min-height="0.386cm" fo:min-width="2.247cm"/>
    </style:style>
    <style:style style:name="P1" style:family="paragraph">
      <style:paragraph-properties fo:text-align="center"/>
    </style:style>
    <style:style style:name="P2" style:family="paragraph">
      <loext:graphic-properties draw:fill-color="#808080" draw:opacity="100%"/>
      <style:paragraph-properties fo:text-align="center"/>
    </style:style>
    <style:style style:name="P3" style:family="paragraph">
      <loext:graphic-properties draw:fill-color="#00a933" draw:opacity="100%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cccccc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3333" draw:opacity="50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text-properties style:font-name="Liberation Serif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-color="#81d41a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32cm" svg:height="13.192cm" svg:x="9.509cm" svg:y="3.54cm">
          <draw:image xlink:href="Pictures/1000000000000528000003796DBE3AFFCEA05A36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0.381cm" svg:height="0.508cm" svg:x="14.354cm" svg:y="1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08cm" svg:height="2.117cm" svg:x="14.29cm" svg:y="14.33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0.032cm" svg:height="13.192cm" svg:x="9.51cm" svg:y="3.54cm">
          <draw:image xlink:href="Pictures/1000000000000528000003796DBE3AFFCEA05A36.png" xlink:type="simple" xlink:show="embed" xlink:actuate="onLoad" loext:mime-type="image/png">
            <text:p/>
          </draw:image>
        </draw:frame>
        <draw:custom-shape draw:style-name="gr5" draw:text-style-name="P4" draw:layer="layout" svg:width="2.454cm" svg:height="0.535cm" svg:x="13.268cm" svg:y="6.9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2cm" svg:height="0.458cm" svg:x="13.385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508cm" svg:height="1.299cm" svg:x="14.241cm" svg:y="8.96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3.706cm" svg:y1="8.874cm" svg:x2="15.283cm" svg:y2="8.874cm">
          <text:p/>
        </draw:line>
        <draw:line draw:style-name="gr9" draw:text-style-name="P6" xml:id="id1" draw:id="id1" draw:layer="layout" svg:x1="14.495cm" svg:y1="10.262cm" svg:x2="14.478cm" svg:y2="12.641cm">
          <text:p/>
        </draw:line>
        <draw:custom-shape draw:style-name="gr10" draw:text-style-name="P7" draw:layer="layout" svg:width="1.285cm" svg:height="0.635cm" svg:x="13.853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.285cm" svg:height="0.762cm" svg:x="13.853cm" svg:y="8.11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15.24105754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8" draw:layer="layout" draw:type="curve" draw:line-skew="-1.478cm" svg:x1="14.486cm" svg:y1="12.641cm" svg:x2="18.526cm" svg:y2="18.716cm" draw:start-shape="id1" draw:start-glue-point="2" svg:d="M14486 12641c0 2745 4040-292 4040 6075" svg:viewBox="0 0 4041 6076">
          <text:p/>
        </draw:connector>
        <draw:line draw:style-name="gr13" draw:text-style-name="P8" draw:layer="layout" svg:x1="11.16cm" svg:y1="16.494cm" svg:x2="17.891cm" svg:y2="16.494cm">
          <text:p/>
        </draw:line>
        <draw:custom-shape draw:style-name="gr14" draw:text-style-name="P9" draw:layer="layout" svg:width="0.254cm" svg:height="0.508cm" svg:x="11.414cm" svg:y="15.9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254cm" svg:height="0.508cm" svg:x="17.383cm" svg:y="15.986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2.54cm" svg:height="2.159cm" svg:x="6.588cm" svg:y="17.256cm">
          <draw:text-box>
            <text:p text:style-name="P10"><text:span text:style-name="T1">Piezo</text:span></text:p>
          </draw:text-box>
        </draw:frame>
        <draw:frame draw:style-name="gr15" draw:text-style-name="P11" draw:layer="layout" svg:width="2.54cm" svg:height="2.159cm" svg:x="6.461cm" svg:y="12.049cm">
          <draw:text-box>
            <text:p text:style-name="P10"><text:span text:style-name="T1">Optical Fiber</text:span></text:p>
          </draw:text-box>
        </draw:frame>
        <draw:frame draw:style-name="gr16" draw:text-style-name="P11" draw:layer="layout" svg:width="4.191cm" svg:height="1.657cm" svg:x="20.431cm" svg:y="9.382cm">
          <draw:text-box>
            <text:p text:style-name="P10"><text:span text:style-name="T1">Beamsplitter Coating</text:span></text:p>
          </draw:text-box>
        </draw:frame>
        <draw:frame draw:style-name="gr16" draw:text-style-name="P11" draw:layer="layout" svg:width="4.191cm" svg:height="1.657cm" svg:x="20.558cm" svg:y="6.582cm">
          <draw:text-box>
            <text:p text:style-name="P10"><text:span text:style-name="T1">Collimating </text:span><text:span text:style-name="T1">Lens</text:span></text:p>
          </draw:text-box>
        </draw:frame>
        <draw:frame draw:style-name="gr16" draw:text-style-name="P11" draw:layer="layout" svg:width="4.191cm" svg:height="0.954cm" svg:x="20.177cm" svg:y="4.175cm">
          <draw:text-box>
            <text:p text:style-name="P10"><text:span text:style-name="T1">Beam Mirror</text:span></text:p>
          </draw:text-box>
        </draw:frame>
        <draw:line draw:style-name="gr17" draw:text-style-name="P8" draw:layer="layout" svg:x1="8.366cm" svg:y1="17.764cm" svg:x2="14.208cm" svg:y2="15.605cm">
          <text:p/>
        </draw:line>
        <draw:line draw:style-name="gr17" draw:text-style-name="P8" draw:layer="layout" svg:x1="20.431cm" svg:y1="10.017cm" svg:x2="15.224cm" svg:y2="9.128cm">
          <text:p/>
        </draw:line>
        <draw:line draw:style-name="gr17" draw:text-style-name="P8" draw:layer="layout" svg:x1="8.854cm" svg:y1="12.508cm" svg:x2="14.335cm" svg:y2="11.414cm">
          <text:p/>
        </draw:line>
        <draw:line draw:style-name="gr17" draw:text-style-name="P8" draw:layer="layout" svg:x1="20.685cm" svg:y1="7.477cm" svg:x2="15.732cm" svg:y2="8.239cm">
          <text:p/>
        </draw:line>
        <draw:line draw:style-name="gr17" draw:text-style-name="P8" draw:layer="layout" svg:x1="20.304cm" svg:y1="4.683cm" svg:x2="15.732cm" svg:y2="7.096cm">
          <text:p/>
        </draw:line>
        <draw:line draw:style-name="gr17" draw:text-style-name="P8" draw:layer="layout" svg:x1="20.706cm" svg:y1="7.513cm" svg:x2="15.753cm" svg:y2="8.275cm">
          <text:p/>
        </draw:line>
        <draw:frame draw:style-name="gr18" draw:text-style-name="P11" draw:layer="layout" svg:width="4.318cm" svg:height="2.36cm" svg:x="6.08cm" svg:y="14.134cm">
          <draw:text-box>
            <text:p text:style-name="P10"><text:span text:style-name="T1">Translation Stage</text:span></text:p>
          </draw:text-box>
        </draw:frame>
        <draw:line draw:style-name="gr17" draw:text-style-name="P8" draw:layer="layout" svg:x1="8.62cm" svg:y1="15.224cm" svg:x2="11.922cm" svg:y2="13.954cm">
          <text:p/>
        </draw:line>
        <draw:custom-shape draw:style-name="gr19" draw:text-style-name="P12" draw:layer="layout" svg:width="3.429cm" svg:height="1.27cm" draw:transform="rotate (-1.56049888420813) translate (17.094cm 10.01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ntium" svg:font-family="Gent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3-17T13:49:41.619539275</dc:date>
    <meta:editing-duration>PT4M3S</meta:editing-duration>
    <meta:editing-cycles>2</meta:editing-cycles>
    <meta:generator>LibreOffice/6.4.1.2$Linux_X86_64 LibreOffice_project/40$Build-2</meta:generator>
    <meta:document-statistic meta:object-count="30"/>
  </office:meta>
</office:document-meta>
</file>